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96pt"/>
    </style:style>
    <style:style style:name="co4" style:family="table-column">
      <style:table-column-properties fo:break-before="auto" style:column-width="249.51pt"/>
    </style:style>
    <style:style style:name="co5" style:family="table-column">
      <style:table-column-properties fo:break-before="auto" style:column-width="10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 style:data-style-name="N0"/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trek enduranc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mane SLR 9 eTap</text:p>
          </table:table-cell>
          <table:table-cell table:number-columns-repeated="2"/>
          <table:table-cell table:formula="of:=OFFSET([.$A$1];(ROW()-1)*8;0)" office:value-type="string" office:string-value="Domane SLR 9 eTap" calcext:value-type="string">
            <text:p>Domane SLR 9 eTap</text:p>
          </table:table-cell>
          <table:table-cell table:style-name="ce32" table:formula="of:=ROUND(OFFSET([.$A$2];(ROW()-1)*8;0))" office:value-type="float" office:value="11000" calcext:value-type="float">
            <text:p>11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SRAM RED eTap" calcext:value-type="string">
            <text:p>SRAM RED eTap</text:p>
          </table:table-cell>
        </table:table-row>
        <table:table-row table:style-name="ro1">
          <table:table-cell table:style-name="ce2" office:value-type="string" calcext:value-type="string">
            <text:p>$10,999.99</text:p>
          </table:table-cell>
          <table:table-cell table:style-name="ce31"/>
          <table:table-cell/>
          <table:table-cell table:formula="of:=OFFSET([.$A$1];(ROW()-1)*8;0)" office:value-type="string" office:string-value="Domane SLR 7 Disc" calcext:value-type="string">
            <text:p>Domane SLR 7 Disc</text:p>
          </table:table-cell>
          <table:table-cell table:style-name="ce32" table:formula="of:=ROUND(OFFSET([.$A$2];(ROW()-1)*8;0))" office:value-type="float" office:value="6500" calcext:value-type="float">
            <text:p>6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 Di2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/>
          <table:table-cell table:formula="of:=OFFSET([.$A$1];(ROW()-1)*8;0)" office:value-type="string" office:string-value="Domane SLR 7" calcext:value-type="string">
            <text:p>Domane SLR 7</text:p>
          </table:table-cell>
          <table:table-cell table:style-name="ce32" table:formula="of:=ROUND(OFFSET([.$A$2];(ROW()-1)*8;0))" office:value-type="float" office:value="6000" calcext:value-type="float">
            <text:p>6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 Di2" calcext:value-type="string">
            <text:p>Ultegra Di2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Domane SLR 6 Disc" calcext:value-type="string">
            <text:p>Domane SLR 6 Disc</text:p>
          </table:table-cell>
          <table:table-cell table:style-name="ce32" table:formula="of:=ROUND(OFFSET([.$A$2];(ROW()-1)*8;0))" office:value-type="float" office:value="5500" calcext:value-type="float">
            <text:p>5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SRAM RED eTap</text:p>
          </table:table-cell>
          <table:table-cell table:number-columns-repeated="2"/>
          <table:table-cell table:formula="of:=OFFSET([.$A$1];(ROW()-1)*8;0)" office:value-type="string" office:string-value="Domane SLR 6" calcext:value-type="string">
            <text:p>Domane SLR 6</text:p>
          </table:table-cell>
          <table:table-cell table:style-name="ce32" table:formula="of:=ROUND(OFFSET([.$A$2];(ROW()-1)*8;0))" office:value-type="float" office:value="5000" calcext:value-type="float">
            <text:p>5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SRAM RED eTap</text:p>
          </table:table-cell>
          <table:table-cell table:number-columns-repeated="2"/>
          <table:table-cell table:formula="of:=OFFSET([.$A$1];(ROW()-1)*8;0)" office:value-type="string" office:string-value="Domane 6.9" calcext:value-type="string">
            <text:p>Domane 6.9</text:p>
          </table:table-cell>
          <table:table-cell table:style-name="ce32" table:formula="of:=ROUND(OFFSET([.$A$2];(ROW()-1)*8;0))" office:value-type="float" office:value="8000" calcext:value-type="float">
            <text:p>8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Domane 6.9 Disc" calcext:value-type="string">
            <text:p>Domane 6.9 Disc</text:p>
          </table:table-cell>
          <table:table-cell table:style-name="ce32" table:formula="of:=ROUND(OFFSET([.$A$2];(ROW()-1)*8;0))" office:value-type="float" office:value="7000" calcext:value-type="float">
            <text:p>7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Dura-Ace Di2" calcext:value-type="string">
            <text:p>Dura-Ace Di2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Domane 6.5" calcext:value-type="string">
            <text:p>Domane 6.5</text:p>
          </table:table-cell>
          <table:table-cell table:style-name="ce32" table:formula="of:=ROUND(OFFSET([.$A$2];(ROW()-1)*8;0))" office:value-type="float" office:value="6000" calcext:value-type="float">
            <text:p>6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Dura-Ace" calcext:value-type="string">
            <text:p>Dura-Ace</text:p>
          </table:table-cell>
        </table:table-row>
        <table:table-row table:style-name="ro1">
          <table:table-cell office:value-type="string" calcext:value-type="string">
            <text:p>Domane SLR 7 Disc</text:p>
          </table:table-cell>
          <table:table-cell table:number-columns-repeated="2"/>
          <table:table-cell table:formula="of:=OFFSET([.$A$1];(ROW()-1)*8;0)" office:value-type="string" office:string-value="Silque SSL Women's" calcext:value-type="string">
            <text:p>Silque SSL Women's</text:p>
          </table:table-cell>
          <table:table-cell table:style-name="ce32" table:formula="of:=ROUND(OFFSET([.$A$2];(ROW()-1)*8;0))" office:value-type="float" office:value="5000" calcext:value-type="float">
            <text:p>5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 Di2" calcext:value-type="string">
            <text:p>Ultegra Di2</text:p>
          </table:table-cell>
        </table:table-row>
        <table:table-row table:style-name="ro1">
          <table:table-cell table:style-name="ce2" office:value-type="string" calcext:value-type="string">
            <text:p>$6,499.99</text:p>
          </table:table-cell>
          <table:table-cell table:style-name="ce31"/>
          <table:table-cell/>
          <table:table-cell table:formula="of:=OFFSET([.$A$1];(ROW()-1)*8;0)" office:value-type="string" office:string-value="Domane 6.2 Disc" calcext:value-type="string">
            <text:p>Domane 6.2 Disc</text:p>
          </table:table-cell>
          <table:table-cell table:style-name="ce32" table:formula="of:=ROUND(OFFSET([.$A$2];(ROW()-1)*8;0))" office:value-type="float" office:value="4500" calcext:value-type="float">
            <text:p>4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number-columns-repeated="2"/>
          <table:table-cell table:formula="of:=OFFSET([.$A$1];(ROW()-1)*8;0)" office:value-type="string" office:string-value="Domane 5.9" calcext:value-type="string">
            <text:p>Domane 5.9</text:p>
          </table:table-cell>
          <table:table-cell table:style-name="ce32" table:formula="of:=ROUND(OFFSET([.$A$2];(ROW()-1)*8;0))" office:value-type="float" office:value="4400" calcext:value-type="float">
            <text:p>44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 Di2" calcext:value-type="string">
            <text:p>Ultegra Di2</text:p>
          </table:table-cell>
        </table:table-row>
        <table:table-row table:style-name="ro1">
          <table:table-cell table:style-name="ce3"/>
          <table:table-cell table:number-columns-repeated="2"/>
          <table:table-cell table:formula="of:=OFFSET([.$A$1];(ROW()-1)*8;0)" office:value-type="string" office:string-value="Domane 6.2" calcext:value-type="string">
            <text:p>Domane 6.2</text:p>
          </table:table-cell>
          <table:table-cell table:style-name="ce32" table:formula="of:=ROUND(OFFSET([.$A$2];(ROW()-1)*8;0))" office:value-type="float" office:value="4000" calcext:value-type="float">
            <text:p>4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2"/>
          <table:table-cell table:formula="of:=OFFSET([.$A$1];(ROW()-1)*8;0)" office:value-type="string" office:string-value="Silque SL Di2 Women's" calcext:value-type="string">
            <text:p>Silque SL Di2 Women's</text:p>
          </table:table-cell>
          <table:table-cell table:style-name="ce32" table:formula="of:=ROUND(OFFSET([.$A$2];(ROW()-1)*8;0))" office:value-type="float" office:value="3800" calcext:value-type="float">
            <text:p>3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 Di2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2"/>
          <table:table-cell table:formula="of:=OFFSET([.$A$1];(ROW()-1)*8;0)" office:value-type="string" office:string-value="Silque SLX Women's" calcext:value-type="string">
            <text:p>Silque SLX Women's</text:p>
          </table:table-cell>
          <table:table-cell table:style-name="ce32" table:formula="of:=ROUND(OFFSET([.$A$2];(ROW()-1)*8;0))" office:value-type="float" office:value="3600" calcext:value-type="float">
            <text:p>36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Domane 5.2" calcext:value-type="string">
            <text:p>Domane 5.2</text:p>
          </table:table-cell>
          <table:table-cell table:style-name="ce32" table:formula="of:=ROUND(OFFSET([.$A$2];(ROW()-1)*8;0))" office:value-type="float" office:value="3500" calcext:value-type="float">
            <text:p>3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Silque SL Women's" calcext:value-type="string">
            <text:p>Silque SL Women's</text:p>
          </table:table-cell>
          <table:table-cell table:style-name="ce32" table:formula="of:=ROUND(OFFSET([.$A$2];(ROW()-1)*8;0))" office:value-type="float" office:value="3260" calcext:value-type="float">
            <text:p>326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office:value-type="string" calcext:value-type="string">
            <text:p>Domane SLR 7</text:p>
          </table:table-cell>
          <table:table-cell table:number-columns-repeated="2"/>
          <table:table-cell table:formula="of:=OFFSET([.$A$1];(ROW()-1)*8;0)" office:value-type="string" office:string-value="Domane 4.5 Disc" calcext:value-type="string">
            <text:p>Domane 4.5 Disc</text:p>
          </table:table-cell>
          <table:table-cell table:style-name="ce32" table:formula="of:=ROUND(OFFSET([.$A$2];(ROW()-1)*8;0))" office:value-type="float" office:value="3100" calcext:value-type="float">
            <text:p>31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2" office:value-type="string" calcext:value-type="string">
            <text:p>$5,999.99</text:p>
          </table:table-cell>
          <table:table-cell table:style-name="ce31"/>
          <table:table-cell/>
          <table:table-cell table:formula="of:=OFFSET([.$A$1];(ROW()-1)*8;0)" office:value-type="string" office:string-value="Domane 4.3 Disc" calcext:value-type="string">
            <text:p>Domane 4.3 Disc</text:p>
          </table:table-cell>
          <table:table-cell table:style-name="ce32" table:formula="of:=ROUND(OFFSET([.$A$2];(ROW()-1)*8;0))" office:value-type="float" office:value="2600" calcext:value-type="float">
            <text:p>26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string" calcext:value-type="string">
            <text:p>all</text:p>
          </table:table-cell>
          <table:table-cell table:number-columns-repeated="2"/>
          <table:table-cell table:formula="of:=OFFSET([.$A$1];(ROW()-1)*8;0)" office:value-type="string" office:string-value="Domane 4.5" calcext:value-type="string">
            <text:p>Domane 4.5</text:p>
          </table:table-cell>
          <table:table-cell table:style-name="ce32" table:formula="of:=ROUND(OFFSET([.$A$2];(ROW()-1)*8;0))" office:value-type="float" office:value="2500" calcext:value-type="float">
            <text:p>2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Ultegra" calcext:value-type="string">
            <text:p>Ultegra</text:p>
          </table:table-cell>
        </table:table-row>
        <table:table-row table:style-name="ro1">
          <table:table-cell table:style-name="ce4"/>
          <table:table-cell table:number-columns-repeated="2"/>
          <table:table-cell table:formula="of:=OFFSET([.$A$1];(ROW()-1)*8;0)" office:value-type="string" office:string-value="Silque S Women's" calcext:value-type="string">
            <text:p>Silque S Women's</text:p>
          </table:table-cell>
          <table:table-cell table:style-name="ce32" table:formula="of:=ROUND(OFFSET([.$A$2];(ROW()-1)*8;0))" office:value-type="float" office:value="2470" calcext:value-type="float">
            <text:p>247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2"/>
          <table:table-cell table:formula="of:=OFFSET([.$A$1];(ROW()-1)*8;0)" office:value-type="string" office:string-value="Domane 4.3" calcext:value-type="string">
            <text:p>Domane 4.3</text:p>
          </table:table-cell>
          <table:table-cell table:style-name="ce32" table:formula="of:=ROUND(OFFSET([.$A$2];(ROW()-1)*8;0))" office:value-type="float" office:value="2300" calcext:value-type="float">
            <text:p>23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2"/>
          <table:table-cell table:formula="of:=OFFSET([.$A$1];(ROW()-1)*8;0)" office:value-type="string" office:string-value="Silque" calcext:value-type="string">
            <text:p>Silque</text:p>
          </table:table-cell>
          <table:table-cell table:style-name="ce32" table:formula="of:=ROUND(OFFSET([.$A$2];(ROW()-1)*8;0))" office:value-type="float" office:value="2100" calcext:value-type="float">
            <text:p>21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Domane 4.0 Disc" calcext:value-type="string">
            <text:p>Domane 4.0 Disc</text:p>
          </table:table-cell>
          <table:table-cell table:style-name="ce32" table:formula="of:=ROUND(OFFSET([.$A$2];(ROW()-1)*8;0))" office:value-type="float" office:value="2100" calcext:value-type="float">
            <text:p>21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Sora" calcext:value-type="string">
            <text:p>Sora</text:p>
          </table:table-cell>
        </table:table-row>
        <table:table-row table:style-name="ro1">
          <table:table-cell table:number-columns-repeated="3"/>
          <table:table-cell table:formula="of:=OFFSET([.$A$1];(ROW()-1)*8;0)" office:value-type="string" office:string-value="Silque Women's" calcext:value-type="string">
            <text:p>Silque Women's</text:p>
          </table:table-cell>
          <table:table-cell table:style-name="ce32" table:formula="of:=ROUND(OFFSET([.$A$2];(ROW()-1)*8;0))" office:value-type="float" office:value="2100" calcext:value-type="float">
            <text:p>21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style-name="ce32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office:value-type="string" calcext:value-type="string">
            <text:p>Domane SLR 6 Disc</text:p>
          </table:table-cell>
          <table:table-cell table:number-columns-repeated="2"/>
          <table:table-cell table:formula="of:=OFFSET([.$A$1];(ROW()-1)*8;0)" office:value-type="string" office:string-value="Domane 2.3" calcext:value-type="string">
            <text:p>Domane 2.3</text:p>
          </table:table-cell>
          <table:table-cell table:style-name="ce32" table:formula="of:=ROUND(OFFSET([.$A$2];(ROW()-1)*8;0))" office:value-type="float" office:value="1680" calcext:value-type="float">
            <text:p>168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$5,499.99</text:p>
          </table:table-cell>
          <table:table-cell table:style-name="ce31"/>
          <table:table-cell/>
          <table:table-cell table:formula="of:=OFFSET([.$A$1];(ROW()-1)*8;0)" office:value-type="string" office:string-value="Lexa SLX Women's" calcext:value-type="string">
            <text:p>Lexa SLX Women's</text:p>
          </table:table-cell>
          <table:table-cell table:style-name="ce32" table:formula="of:=ROUND(OFFSET([.$A$2];(ROW()-1)*8;0))" office:value-type="float" office:value="1570" calcext:value-type="float">
            <text:p>157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ll</text:p>
          </table:table-cell>
          <table:table-cell table:number-columns-repeated="2"/>
          <table:table-cell table:formula="of:=OFFSET([.$A$1];(ROW()-1)*8;0)" office:value-type="string" office:string-value="Domane 2.0" calcext:value-type="string">
            <text:p>Domane 2.0</text:p>
          </table:table-cell>
          <table:table-cell table:style-name="ce32" table:formula="of:=ROUND(OFFSET([.$A$2];(ROW()-1)*8;0))" office:value-type="float" office:value="1360" calcext:value-type="float">
            <text:p>136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table:style-name="ce5"/>
          <table:table-cell table:number-columns-repeated="2"/>
          <table:table-cell table:formula="of:=OFFSET([.$A$1];(ROW()-1)*8;0)" office:value-type="string" office:string-value="Lexa SL Women's" calcext:value-type="string">
            <text:p>Lexa SL Women's</text:p>
          </table:table-cell>
          <table:table-cell table:style-name="ce32" table:formula="of:=ROUND(OFFSET([.$A$2];(ROW()-1)*8;0))" office:value-type="float" office:value="1150" calcext:value-type="float">
            <text:p>115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string" office:string-value="Tiagra" calcext:value-type="string">
            <text:p>Tiagra</text:p>
          </table:table-cell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2"/>
          <table:table-cell table:formula="of:=OFFSET([.$A$1];(ROW()-1)*8;0)" office:value-type="string" office:string-value="Lexa S Women's" calcext:value-type="string">
            <text:p>Lexa S Women's</text:p>
          </table:table-cell>
          <table:table-cell table:style-name="ce32" table:formula="of:=ROUND(OFFSET([.$A$2];(ROW()-1)*8;0))" office:value-type="float" office:value="990" calcext:value-type="float">
            <text:p>99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string" office:string-value="Sora" calcext:value-type="string">
            <text:p>Sora</text:p>
          </table:table-cell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2"/>
          <table:table-cell table:formula="of:=OFFSET([.$A$1];(ROW()-1)*8;0)" office:value-type="string" office:string-value="Lexa Women's" calcext:value-type="string">
            <text:p>Lexa Women's</text:p>
          </table:table-cell>
          <table:table-cell table:style-name="ce32" table:formula="of:=ROUND(OFFSET([.$A$2];(ROW()-1)*8;0))" office:value-type="float" office:value="770" calcext:value-type="float">
            <text:p>770</text:p>
          </table:table-cell>
          <table:table-cell table:formula="of:=OFFSET([.$A$3];(ROW()-1)*8;0)" office:value-type="string" office:string-value="fork" calcext:value-type="string">
            <text:p>fork</text:p>
          </table:table-cell>
          <table:table-cell table:style-name="ce32" table:formula="of:=OFFSET([.$A$5];(ROW()-1)*8;0)" office:value-type="string" office:string-value="Claris" calcext:value-type="string">
            <text:p>Clari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SLR 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4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6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6.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7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7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6.9 D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6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6.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5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9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SSL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4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0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6.2 D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4,4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1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5.9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4,3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6.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9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3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SL Di2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7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4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SLX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5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5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5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5.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4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6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SL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25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7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4.5 D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3,0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8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4.3 D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5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19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9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4.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49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20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S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469.99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21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1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4.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299.99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2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099.99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4.0 Dis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099.99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ilque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2,099.99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2.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1,679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xa SLX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1,569.99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omane 2.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1,359.99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style-name="ce27"/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xa SL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1,149.99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style-name="ce28"/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xa S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989.99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style-name="ce29"/>
          <table:table-cell table:number-columns-repeated="6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exa Women'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$769.99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fork</text:p>
          </table:table-cell>
          <table:table-cell table:number-columns-repeated="6"/>
        </table:table-row>
        <table:table-row table:style-name="ro1">
          <table:table-cell table:style-name="ce30"/>
          <table:table-cell table:number-columns-repeated="6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6"/>
        </table:table-row>
        <table:table-row table:style-name="ro1" table:number-rows-repeated="104833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ek endurance'.A237:'trek endurance'.A1048576 'trek endurance'.A1:'trek endurance'.A10 'trek endurance'.A13:'trek endurance'.A18 'trek endurance'.A21:'trek endurance'.A26 'trek endurance'.A29:'trek endurance'.A34 'trek endurance'.A37:'trek endurance'.A42 'trek endurance'.A45:'trek endurance'.A50 'trek endurance'.A53:'trek endurance'.A58 'trek endurance'.A61:'trek endurance'.A66 'trek endurance'.A69:'trek endurance'.A74 'trek endurance'.A77:'trek endurance'.A82 'trek endurance'.A85:'trek endurance'.A90 'trek endurance'.A93:'trek endurance'.A98 'trek endurance'.A101:'trek endurance'.A106 'trek endurance'.A109:'trek endurance'.A114 'trek endurance'.A117:'trek endurance'.A122 'trek endurance'.A125:'trek endurance'.A130 'trek endurance'.A133:'trek endurance'.A138 'trek endurance'.A141:'trek endurance'.A146 'trek endurance'.A149:'trek endurance'.A154 'trek endurance'.A157:'trek endurance'.A162 'trek endurance'.A165:'trek endurance'.A170 'trek endurance'.A173:'trek endurance'.A178 'trek endurance'.A181:'trek endurance'.A186 'trek endurance'.A189:'trek endurance'.A202 'trek endurance'.A205:'trek endurance'.A210 'trek endurance'.A213:'trek endurance'.A218 'trek endurance'.A221:'trek endurance'.A226 'trek endurance'.A229:'trek endurance'.A234">
            <calcext:condition calcext:apply-style-name="Untitled1" calcext:value="contains-text(&quot;carbon&quot;)" calcext:base-cell-address="'trek endurance'.A1"/>
            <calcext:condition calcext:apply-style-name="Untitled1" calcext:value="contains-text(&quot;Carbon&quot;)" calcext:base-cell-address="'trek endurance'.A1"/>
          </calcext:conditional-format>
          <calcext:conditional-format calcext:target-range-address="'trek endurance'.A11:'trek endurance'.A12">
            <calcext:condition calcext:apply-style-name="Untitled1" calcext:value="contains-text(&quot;carbon&quot;)" calcext:base-cell-address="'trek endurance'.A11"/>
            <calcext:condition calcext:apply-style-name="Untitled1" calcext:value="contains-text(&quot;Carbon&quot;)" calcext:base-cell-address="'trek endurance'.A11"/>
          </calcext:conditional-format>
          <calcext:conditional-format calcext:target-range-address="'trek endurance'.A19:'trek endurance'.A20">
            <calcext:condition calcext:apply-style-name="Untitled1" calcext:value="contains-text(&quot;carbon&quot;)" calcext:base-cell-address="'trek endurance'.A19"/>
            <calcext:condition calcext:apply-style-name="Untitled1" calcext:value="contains-text(&quot;Carbon&quot;)" calcext:base-cell-address="'trek endurance'.A19"/>
          </calcext:conditional-format>
          <calcext:conditional-format calcext:target-range-address="'trek endurance'.A27:'trek endurance'.A28">
            <calcext:condition calcext:apply-style-name="Untitled1" calcext:value="contains-text(&quot;carbon&quot;)" calcext:base-cell-address="'trek endurance'.A27"/>
            <calcext:condition calcext:apply-style-name="Untitled1" calcext:value="contains-text(&quot;Carbon&quot;)" calcext:base-cell-address="'trek endurance'.A27"/>
          </calcext:conditional-format>
          <calcext:conditional-format calcext:target-range-address="'trek endurance'.A35:'trek endurance'.A36">
            <calcext:condition calcext:apply-style-name="Untitled1" calcext:value="contains-text(&quot;carbon&quot;)" calcext:base-cell-address="'trek endurance'.A35"/>
            <calcext:condition calcext:apply-style-name="Untitled1" calcext:value="contains-text(&quot;Carbon&quot;)" calcext:base-cell-address="'trek endurance'.A35"/>
          </calcext:conditional-format>
          <calcext:conditional-format calcext:target-range-address="'trek endurance'.A43:'trek endurance'.A44">
            <calcext:condition calcext:apply-style-name="Untitled1" calcext:value="contains-text(&quot;carbon&quot;)" calcext:base-cell-address="'trek endurance'.A43"/>
            <calcext:condition calcext:apply-style-name="Untitled1" calcext:value="contains-text(&quot;Carbon&quot;)" calcext:base-cell-address="'trek endurance'.A43"/>
          </calcext:conditional-format>
          <calcext:conditional-format calcext:target-range-address="'trek endurance'.A51:'trek endurance'.A52">
            <calcext:condition calcext:apply-style-name="Untitled1" calcext:value="contains-text(&quot;carbon&quot;)" calcext:base-cell-address="'trek endurance'.A51"/>
            <calcext:condition calcext:apply-style-name="Untitled1" calcext:value="contains-text(&quot;Carbon&quot;)" calcext:base-cell-address="'trek endurance'.A51"/>
          </calcext:conditional-format>
          <calcext:conditional-format calcext:target-range-address="'trek endurance'.A59:'trek endurance'.A60">
            <calcext:condition calcext:apply-style-name="Untitled1" calcext:value="contains-text(&quot;carbon&quot;)" calcext:base-cell-address="'trek endurance'.A59"/>
            <calcext:condition calcext:apply-style-name="Untitled1" calcext:value="contains-text(&quot;Carbon&quot;)" calcext:base-cell-address="'trek endurance'.A59"/>
          </calcext:conditional-format>
          <calcext:conditional-format calcext:target-range-address="'trek endurance'.A67:'trek endurance'.A68">
            <calcext:condition calcext:apply-style-name="Untitled1" calcext:value="contains-text(&quot;carbon&quot;)" calcext:base-cell-address="'trek endurance'.A67"/>
            <calcext:condition calcext:apply-style-name="Untitled1" calcext:value="contains-text(&quot;Carbon&quot;)" calcext:base-cell-address="'trek endurance'.A67"/>
          </calcext:conditional-format>
          <calcext:conditional-format calcext:target-range-address="'trek endurance'.A75:'trek endurance'.A76">
            <calcext:condition calcext:apply-style-name="Untitled1" calcext:value="contains-text(&quot;carbon&quot;)" calcext:base-cell-address="'trek endurance'.A75"/>
            <calcext:condition calcext:apply-style-name="Untitled1" calcext:value="contains-text(&quot;Carbon&quot;)" calcext:base-cell-address="'trek endurance'.A75"/>
          </calcext:conditional-format>
          <calcext:conditional-format calcext:target-range-address="'trek endurance'.A83:'trek endurance'.A84">
            <calcext:condition calcext:apply-style-name="Untitled1" calcext:value="contains-text(&quot;carbon&quot;)" calcext:base-cell-address="'trek endurance'.A83"/>
            <calcext:condition calcext:apply-style-name="Untitled1" calcext:value="contains-text(&quot;Carbon&quot;)" calcext:base-cell-address="'trek endurance'.A83"/>
          </calcext:conditional-format>
          <calcext:conditional-format calcext:target-range-address="'trek endurance'.A91:'trek endurance'.A92">
            <calcext:condition calcext:apply-style-name="Untitled1" calcext:value="contains-text(&quot;carbon&quot;)" calcext:base-cell-address="'trek endurance'.A91"/>
            <calcext:condition calcext:apply-style-name="Untitled1" calcext:value="contains-text(&quot;Carbon&quot;)" calcext:base-cell-address="'trek endurance'.A91"/>
          </calcext:conditional-format>
          <calcext:conditional-format calcext:target-range-address="'trek endurance'.A99:'trek endurance'.A100">
            <calcext:condition calcext:apply-style-name="Untitled1" calcext:value="contains-text(&quot;carbon&quot;)" calcext:base-cell-address="'trek endurance'.A99"/>
            <calcext:condition calcext:apply-style-name="Untitled1" calcext:value="contains-text(&quot;Carbon&quot;)" calcext:base-cell-address="'trek endurance'.A99"/>
          </calcext:conditional-format>
          <calcext:conditional-format calcext:target-range-address="'trek endurance'.A107:'trek endurance'.A108">
            <calcext:condition calcext:apply-style-name="Untitled1" calcext:value="contains-text(&quot;carbon&quot;)" calcext:base-cell-address="'trek endurance'.A107"/>
            <calcext:condition calcext:apply-style-name="Untitled1" calcext:value="contains-text(&quot;Carbon&quot;)" calcext:base-cell-address="'trek endurance'.A107"/>
          </calcext:conditional-format>
          <calcext:conditional-format calcext:target-range-address="'trek endurance'.A115:'trek endurance'.A116">
            <calcext:condition calcext:apply-style-name="Untitled1" calcext:value="contains-text(&quot;carbon&quot;)" calcext:base-cell-address="'trek endurance'.A115"/>
            <calcext:condition calcext:apply-style-name="Untitled1" calcext:value="contains-text(&quot;Carbon&quot;)" calcext:base-cell-address="'trek endurance'.A115"/>
          </calcext:conditional-format>
          <calcext:conditional-format calcext:target-range-address="'trek endurance'.A123:'trek endurance'.A124">
            <calcext:condition calcext:apply-style-name="Untitled1" calcext:value="contains-text(&quot;carbon&quot;)" calcext:base-cell-address="'trek endurance'.A123"/>
            <calcext:condition calcext:apply-style-name="Untitled1" calcext:value="contains-text(&quot;Carbon&quot;)" calcext:base-cell-address="'trek endurance'.A123"/>
          </calcext:conditional-format>
          <calcext:conditional-format calcext:target-range-address="'trek endurance'.A131:'trek endurance'.A132">
            <calcext:condition calcext:apply-style-name="Untitled1" calcext:value="contains-text(&quot;carbon&quot;)" calcext:base-cell-address="'trek endurance'.A131"/>
            <calcext:condition calcext:apply-style-name="Untitled1" calcext:value="contains-text(&quot;Carbon&quot;)" calcext:base-cell-address="'trek endurance'.A131"/>
          </calcext:conditional-format>
          <calcext:conditional-format calcext:target-range-address="'trek endurance'.A139:'trek endurance'.A140">
            <calcext:condition calcext:apply-style-name="Untitled1" calcext:value="contains-text(&quot;carbon&quot;)" calcext:base-cell-address="'trek endurance'.A139"/>
            <calcext:condition calcext:apply-style-name="Untitled1" calcext:value="contains-text(&quot;Carbon&quot;)" calcext:base-cell-address="'trek endurance'.A139"/>
          </calcext:conditional-format>
          <calcext:conditional-format calcext:target-range-address="'trek endurance'.A147:'trek endurance'.A148">
            <calcext:condition calcext:apply-style-name="Untitled1" calcext:value="contains-text(&quot;carbon&quot;)" calcext:base-cell-address="'trek endurance'.A147"/>
            <calcext:condition calcext:apply-style-name="Untitled1" calcext:value="contains-text(&quot;Carbon&quot;)" calcext:base-cell-address="'trek endurance'.A147"/>
          </calcext:conditional-format>
          <calcext:conditional-format calcext:target-range-address="'trek endurance'.A155:'trek endurance'.A156">
            <calcext:condition calcext:apply-style-name="Untitled1" calcext:value="contains-text(&quot;carbon&quot;)" calcext:base-cell-address="'trek endurance'.A155"/>
            <calcext:condition calcext:apply-style-name="Untitled1" calcext:value="contains-text(&quot;Carbon&quot;)" calcext:base-cell-address="'trek endurance'.A155"/>
          </calcext:conditional-format>
          <calcext:conditional-format calcext:target-range-address="'trek endurance'.A163:'trek endurance'.A164">
            <calcext:condition calcext:apply-style-name="Untitled1" calcext:value="contains-text(&quot;carbon&quot;)" calcext:base-cell-address="'trek endurance'.A163"/>
            <calcext:condition calcext:apply-style-name="Untitled1" calcext:value="contains-text(&quot;Carbon&quot;)" calcext:base-cell-address="'trek endurance'.A163"/>
          </calcext:conditional-format>
          <calcext:conditional-format calcext:target-range-address="'trek endurance'.A171:'trek endurance'.A172">
            <calcext:condition calcext:apply-style-name="Untitled1" calcext:value="contains-text(&quot;carbon&quot;)" calcext:base-cell-address="'trek endurance'.A171"/>
            <calcext:condition calcext:apply-style-name="Untitled1" calcext:value="contains-text(&quot;Carbon&quot;)" calcext:base-cell-address="'trek endurance'.A171"/>
          </calcext:conditional-format>
          <calcext:conditional-format calcext:target-range-address="'trek endurance'.A179:'trek endurance'.A180">
            <calcext:condition calcext:apply-style-name="Untitled1" calcext:value="contains-text(&quot;carbon&quot;)" calcext:base-cell-address="'trek endurance'.A179"/>
            <calcext:condition calcext:apply-style-name="Untitled1" calcext:value="contains-text(&quot;Carbon&quot;)" calcext:base-cell-address="'trek endurance'.A179"/>
          </calcext:conditional-format>
          <calcext:conditional-format calcext:target-range-address="'trek endurance'.A187:'trek endurance'.A188">
            <calcext:condition calcext:apply-style-name="Untitled1" calcext:value="contains-text(&quot;carbon&quot;)" calcext:base-cell-address="'trek endurance'.A187"/>
            <calcext:condition calcext:apply-style-name="Untitled1" calcext:value="contains-text(&quot;Carbon&quot;)" calcext:base-cell-address="'trek endurance'.A187"/>
          </calcext:conditional-format>
          <calcext:conditional-format calcext:target-range-address="'trek endurance'.A203:'trek endurance'.A204">
            <calcext:condition calcext:apply-style-name="Untitled1" calcext:value="contains-text(&quot;carbon&quot;)" calcext:base-cell-address="'trek endurance'.A203"/>
            <calcext:condition calcext:apply-style-name="Untitled1" calcext:value="contains-text(&quot;Carbon&quot;)" calcext:base-cell-address="'trek endurance'.A203"/>
          </calcext:conditional-format>
          <calcext:conditional-format calcext:target-range-address="'trek endurance'.A211:'trek endurance'.A212">
            <calcext:condition calcext:apply-style-name="Untitled1" calcext:value="contains-text(&quot;carbon&quot;)" calcext:base-cell-address="'trek endurance'.A211"/>
            <calcext:condition calcext:apply-style-name="Untitled1" calcext:value="contains-text(&quot;Carbon&quot;)" calcext:base-cell-address="'trek endurance'.A211"/>
          </calcext:conditional-format>
          <calcext:conditional-format calcext:target-range-address="'trek endurance'.A219:'trek endurance'.A220">
            <calcext:condition calcext:apply-style-name="Untitled1" calcext:value="contains-text(&quot;carbon&quot;)" calcext:base-cell-address="'trek endurance'.A219"/>
            <calcext:condition calcext:apply-style-name="Untitled1" calcext:value="contains-text(&quot;Carbon&quot;)" calcext:base-cell-address="'trek endurance'.A219"/>
          </calcext:conditional-format>
          <calcext:conditional-format calcext:target-range-address="'trek endurance'.A227:'trek endurance'.A228">
            <calcext:condition calcext:apply-style-name="Untitled1" calcext:value="contains-text(&quot;carbon&quot;)" calcext:base-cell-address="'trek endurance'.A227"/>
            <calcext:condition calcext:apply-style-name="Untitled1" calcext:value="contains-text(&quot;Carbon&quot;)" calcext:base-cell-address="'trek endurance'.A227"/>
          </calcext:conditional-format>
          <calcext:conditional-format calcext:target-range-address="'trek endurance'.A235:'trek endurance'.A236">
            <calcext:condition calcext:apply-style-name="Untitled1" calcext:value="contains-text(&quot;carbon&quot;)" calcext:base-cell-address="'trek endurance'.A235"/>
            <calcext:condition calcext:apply-style-name="Untitled1" calcext:value="contains-text(&quot;Carbon&quot;)" calcext:base-cell-address="'trek endurance'.A235"/>
          </calcext:conditional-format>
        </calcext:conditional-formats>
      </table:table>
      <table:table table:name="results" table:style-name="ta1">
        <table:table-column table:style-name="co4" table:default-cell-style-name="ce32"/>
        <table:table-column table:style-name="co2" table:number-columns-repeated="2" table:default-cell-style-name="Default"/>
        <table:table-column table:style-name="co2" table:default-cell-style-name="ce32"/>
        <table:table-column table:style-name="co5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omane</text:p>
          </table:table-cell>
          <table:table-cell table:number-columns-repeated="7"/>
          <table:table-cell table:style-name="ce32"/>
        </table:table-row>
        <table:table-row table:style-name="ro1">
          <table:table-cell table:formula="of:=&quot;2.0&quot;" office:value-type="string" office:string-value="2.0" calcext:value-type="string">
            <text:p>2.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.0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.3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.5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6.2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6.9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R 6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R 6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R 7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R 7 Disc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R 9 eTa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8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8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ura-Ace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M RED eTa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x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X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ri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ilq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 Di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LX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SL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8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8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8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8"/>
        </table:table-row>
        <table:table-row table:style-name="ro1" table:number-rows-repeated="10484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results.A2:results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2:13:34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2:21:43.376000000</dc:date>
    <meta:editing-duration>PT15M47S</meta:editing-duration>
    <meta:editing-cycles>12</meta:editing-cycles>
    <meta:generator>LibreOffice/5.0.5.2$Windows_X86_64 LibreOffice_project/55b006a02d247b5f7215fc6ea0fde844b30035b3</meta:generator>
    <meta:document-statistic meta:table-count="2" meta:cell-count="390" meta:object-count="0"/>
  </office:meta>
</office:document-meta>
</file>